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401cm" fo:min-width="3.31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163cm" fo:min-width="4.199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559cm" fo:min-width="0.938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401cm" fo:min-width="2.42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29cm" fo:min-width="1.567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379cm" fo:min-width="1.656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379cm" fo:min-width="1.207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379cm" fo:min-width="0.758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379cm" fo:min-width="2.016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29cm" fo:min-width="1.656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386cm" fo:min-width="1.215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559cm" fo:min-width="1.836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379cm" fo:min-width="0.938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739cm" fo:min-width="2.285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919cm" fo:min-width="3.003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097cm" fo:min-width="1.567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008cm" fo:min-width="3.631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559cm" fo:min-width="2.127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559cm" fo:min-width="2.64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.651cm" svg:x="4.683cm" svg:y="4.556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99cm" svg:height="2.413cm" svg:x="14.081cm" svg:y="12.176cm"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1.143cm" svg:x="1.635cm" svg:y="2.016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032cm" svg:height="1.143cm" svg:x="5.445cm" svg:y="2.016cm">
          <text:p text:style-name="P1">P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032cm" svg:height="1.143cm" svg:x="1.508cm" svg:y="4.937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3.54cm" svg:y1="5.572cm" svg:x2="4.683cm" svg:y2="5.318cm">
          <text:p/>
        </draw:line>
        <draw:line draw:style-name="gr4" draw:text-style-name="P3" draw:layer="layout" svg:x1="3.541cm" svg:y1="5.572cm" svg:x2="4.684cm" svg:y2="5.318cm">
          <text:p/>
        </draw:line>
        <draw:line draw:style-name="gr4" draw:text-style-name="P3" draw:layer="layout" svg:x1="3.413cm" svg:y1="3.032cm" svg:x2="4.81cm" svg:y2="4.556cm">
          <text:p/>
        </draw:line>
        <draw:line draw:style-name="gr4" draw:text-style-name="P3" draw:layer="layout" svg:x1="6.461cm" svg:y1="3.159cm" svg:x2="6.461cm" svg:y2="4.556cm">
          <text:p/>
        </draw:line>
        <draw:custom-shape draw:style-name="gr1" draw:text-style-name="P2" draw:layer="layout" svg:width="3.81cm" svg:height="1.651cm" svg:x="28.178cm" svg:y="4.048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1.143cm" svg:x="25.13cm" svg:y="1.508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032cm" svg:height="1.143cm" svg:x="28.94cm" svg:y="1.508cm">
          <text:p text:style-name="P1">p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032cm" svg:height="1.143cm" svg:x="25.003cm" svg:y="4.429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7.035cm" svg:y1="5.064cm" svg:x2="28.178cm" svg:y2="4.81cm">
          <text:p/>
        </draw:line>
        <draw:line draw:style-name="gr4" draw:text-style-name="P3" draw:layer="layout" svg:x1="27.036cm" svg:y1="5.064cm" svg:x2="28.179cm" svg:y2="4.81cm">
          <text:p/>
        </draw:line>
        <draw:line draw:style-name="gr4" draw:text-style-name="P3" draw:layer="layout" svg:x1="26.908cm" svg:y1="2.524cm" svg:x2="28.305cm" svg:y2="4.048cm">
          <text:p/>
        </draw:line>
        <draw:line draw:style-name="gr4" draw:text-style-name="P3" draw:layer="layout" svg:x1="29.956cm" svg:y1="2.651cm" svg:x2="29.956cm" svg:y2="4.048cm">
          <text:p/>
        </draw:line>
        <draw:custom-shape draw:style-name="gr5" draw:text-style-name="P2" draw:layer="layout" svg:width="2.921cm" svg:height="1.651cm" svg:x="15.224cm" svg:y="4.429cm">
          <text:p text:style-name="P1">Register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921cm" svg:height="0.762cm" svg:x="10.271cm" svg:y="5.318cm">
          <text:p text:style-name="P1">F nam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2" draw:layer="layout" svg:width="3.048cm" svg:height="0.889cm" svg:x="11.16cm" svg:y="3.286cm">
          <text:p text:style-name="P1">L nam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2" draw:layer="layout" svg:width="2.413cm" svg:height="0.889cm" svg:x="13.573cm" svg:y="1.762cm">
          <text:p text:style-name="P1">U nam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2" draw:layer="layout" svg:width="1.778cm" svg:height="0.889cm" svg:x="17.129cm" svg:y="1.762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3.556cm" svg:height="0.889cm" svg:x="20.177cm" svg:y="3.286cm">
          <text:p text:style-name="P1">F P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3.048cm" svg:height="0.762cm" svg:x="20.177cm" svg:y="5.445cm">
          <text:p text:style-name="P1">L P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3.192cm" svg:y1="5.699cm" svg:x2="15.224cm" svg:y2="5.445cm">
          <text:p/>
        </draw:line>
        <draw:line draw:style-name="gr4" draw:text-style-name="P3" draw:layer="layout" svg:x1="13.954cm" svg:y1="3.921cm" svg:x2="15.224cm" svg:y2="4.81cm">
          <text:p/>
        </draw:line>
        <draw:line draw:style-name="gr4" draw:text-style-name="P3" draw:layer="layout" svg:x1="15.097cm" svg:y1="2.651cm" svg:x2="15.986cm" svg:y2="4.429cm">
          <text:p/>
        </draw:line>
        <draw:line draw:style-name="gr4" draw:text-style-name="P3" draw:layer="layout" svg:x1="17.764cm" svg:y1="2.651cm" svg:x2="17.256cm" svg:y2="4.429cm">
          <text:p/>
        </draw:line>
        <draw:line draw:style-name="gr4" draw:text-style-name="P3" draw:layer="layout" svg:x1="20.685cm" svg:y1="4.048cm" svg:x2="18.145cm" svg:y2="4.683cm">
          <text:p/>
        </draw:line>
        <draw:line draw:style-name="gr4" draw:text-style-name="P3" draw:layer="layout" svg:x1="18.145cm" svg:y1="5.445cm" svg:x2="20.304cm" svg:y2="5.572cm">
          <text:p/>
        </draw:line>
        <draw:custom-shape draw:style-name="gr12" draw:text-style-name="P2" draw:layer="layout" svg:width="3.429cm" svg:height="1.27cm" svg:x="9.001cm" svg:y="8.62cm">
          <text:p text:style-name="P1">Log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draw:layer="layout" svg:width="3.429cm" svg:height="1.27cm" svg:x="22.59cm" svg:y="8.747cm">
          <text:p text:style-name="P1">Log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8.239cm" svg:y1="6.207cm" svg:x2="10.652cm" svg:y2="8.62cm">
          <text:p/>
        </draw:line>
        <draw:line draw:style-name="gr4" draw:text-style-name="P3" draw:layer="layout" svg:x1="10.652cm" svg:y1="9.89cm" svg:x2="14.97cm" svg:y2="12.176cm">
          <text:p/>
        </draw:line>
        <draw:line draw:style-name="gr4" draw:text-style-name="P3" draw:layer="layout" svg:x1="29.194cm" svg:y1="5.699cm" svg:x2="25.13cm" svg:y2="9.001cm">
          <text:p/>
        </draw:line>
        <draw:line draw:style-name="gr4" draw:text-style-name="P3" draw:layer="layout" svg:x1="11.414cm" svg:y1="9.001cm" svg:x2="15.351cm" svg:y2="5.953cm">
          <text:p/>
        </draw:line>
        <draw:line draw:style-name="gr4" draw:text-style-name="P3" draw:layer="layout" svg:x1="18.018cm" svg:y1="6.08cm" svg:x2="23.86cm" svg:y2="8.874cm">
          <text:p/>
        </draw:line>
        <draw:custom-shape draw:style-name="gr1" draw:text-style-name="P2" draw:layer="layout" svg:width="3.81cm" svg:height="1.651cm" svg:x="4.937cm" svg:y="14.97cm">
          <text:p text:style-name="P1">Comment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302cm" svg:height="1.143cm" svg:x="1.127cm" svg:y="12.43cm">
          <text:p text:style-name="P1">com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032cm" svg:height="1.143cm" svg:x="5.699cm" svg:y="12.43cm">
          <text:p text:style-name="P1">sc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032cm" svg:height="1.143cm" svg:x="1.762cm" svg:y="15.351cm">
          <text:p text:style-name="P1">fo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3.794cm" svg:y1="15.986cm" svg:x2="4.937cm" svg:y2="15.732cm">
          <text:p/>
        </draw:line>
        <draw:line draw:style-name="gr4" draw:text-style-name="P3" draw:layer="layout" svg:x1="3.795cm" svg:y1="15.986cm" svg:x2="4.938cm" svg:y2="15.732cm">
          <text:p/>
        </draw:line>
        <draw:line draw:style-name="gr4" draw:text-style-name="P3" draw:layer="layout" svg:x1="3.667cm" svg:y1="13.446cm" svg:x2="5.064cm" svg:y2="14.97cm">
          <text:p/>
        </draw:line>
        <draw:line draw:style-name="gr4" draw:text-style-name="P3" draw:layer="layout" svg:x1="6.715cm" svg:y1="13.573cm" svg:x2="6.715cm" svg:y2="14.97cm">
          <text:p/>
        </draw:line>
        <draw:custom-shape draw:style-name="gr1" draw:text-style-name="P2" draw:layer="layout" svg:width="3.81cm" svg:height="1.651cm" svg:x="21.955cm" svg:y="20.558cm">
          <text:p text:style-name="P1">Search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1.143cm" svg:x="22.717cm" svg:y="18.018cm">
          <text:p text:style-name="P1">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2.032cm" svg:height="0.889cm" svg:x="11.287cm" svg:y="24.114cm">
          <text:p text:style-name="P1">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0.431cm" svg:y1="20.05cm" svg:x2="21.955cm" svg:y2="20.558cm">
          <text:p/>
        </draw:line>
        <draw:line draw:style-name="gr4" draw:text-style-name="P3" draw:layer="layout" svg:x1="23.733cm" svg:y1="19.161cm" svg:x2="23.733cm" svg:y2="20.558cm">
          <text:p/>
        </draw:line>
        <draw:line draw:style-name="gr4" draw:text-style-name="P3" draw:layer="layout" svg:x1="14.081cm" svg:y1="14.589cm" svg:x2="8.747cm" svg:y2="15.478cm">
          <text:p/>
        </draw:line>
        <draw:line draw:style-name="gr4" draw:text-style-name="P3" draw:layer="layout" svg:x1="17.256cm" svg:y1="14.589cm" svg:x2="22.463cm" svg:y2="20.558cm">
          <text:p/>
        </draw:line>
        <draw:custom-shape draw:style-name="gr5" draw:text-style-name="P2" draw:layer="layout" svg:width="2.921cm" svg:height="1.651cm" svg:x="8.24cm" svg:y="21.701cm">
          <text:p text:style-name="P1">Register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937cm" svg:height="1.397cm" svg:x="2.398cm" svg:y="22.59cm">
          <text:p text:style-name="P1">select fo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4.953cm" svg:height="1.651cm" svg:x="2.144cm" svg:y="20.304cm">
          <text:p text:style-name="P1">Home delive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2.921cm" svg:height="1.905cm" svg:x="6.081cm" svg:y="18.018cm">
          <text:p text:style-name="P1">Total 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208cm" svg:y1="22.971cm" svg:x2="8.24cm" svg:y2="22.717cm">
          <text:p/>
        </draw:line>
        <draw:line draw:style-name="gr4" draw:text-style-name="P3" draw:layer="layout" svg:x1="6.97cm" svg:y1="21.193cm" svg:x2="8.24cm" svg:y2="22.082cm">
          <text:p/>
        </draw:line>
        <draw:line draw:style-name="gr4" draw:text-style-name="P3" draw:layer="layout" svg:x1="8.113cm" svg:y1="19.923cm" svg:x2="9.002cm" svg:y2="21.701cm">
          <text:p/>
        </draw:line>
        <draw:line draw:style-name="gr4" draw:text-style-name="P3" draw:layer="layout" svg:x1="9.636cm" svg:y1="23.352cm" svg:x2="9.382cm" svg:y2="25.511cm">
          <text:p/>
        </draw:line>
        <draw:line draw:style-name="gr4" draw:text-style-name="P3" draw:layer="layout" svg:x1="10.906cm" svg:y1="21.701cm" svg:x2="15.097cm" svg:y2="14.589cm">
          <text:p/>
        </draw:line>
        <draw:custom-shape draw:style-name="gr5" draw:text-style-name="P2" draw:layer="layout" svg:width="2.921cm" svg:height="1.651cm" svg:x="8.24cm" svg:y="21.701cm">
          <text:p text:style-name="P1">Register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937cm" svg:height="1.397cm" svg:x="2.398cm" svg:y="22.59cm">
          <text:p text:style-name="P1">select fo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4.953cm" svg:height="1.651cm" svg:x="2.144cm" svg:y="20.304cm">
          <text:p text:style-name="P1">Home delive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2.921cm" svg:height="1.905cm" svg:x="6.081cm" svg:y="18.018cm">
          <text:p text:style-name="P1">Total 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5.841cm" svg:height="1.778cm" svg:x="6.715cm" svg:y="25.511cm">
          <text:p text:style-name="P1">Confirmed or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208cm" svg:y1="22.971cm" svg:x2="8.24cm" svg:y2="22.717cm">
          <text:p/>
        </draw:line>
        <draw:line draw:style-name="gr4" draw:text-style-name="P3" draw:layer="layout" svg:x1="6.97cm" svg:y1="21.193cm" svg:x2="8.24cm" svg:y2="22.082cm">
          <text:p/>
        </draw:line>
        <draw:line draw:style-name="gr4" draw:text-style-name="P3" draw:layer="layout" svg:x1="8.113cm" svg:y1="19.923cm" svg:x2="9.002cm" svg:y2="21.701cm">
          <text:p/>
        </draw:line>
        <draw:custom-shape draw:style-name="gr1" draw:text-style-name="P2" draw:layer="layout" svg:width="3.81cm" svg:height="1.651cm" svg:x="15.097cm" svg:y="22.59cm">
          <text:p text:style-name="P1">Top food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1.143cm" svg:x="11.541cm" svg:y="21.447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3.573cm" svg:y1="22.082cm" svg:x2="15.097cm" svg:y2="22.59cm">
          <text:p/>
        </draw:line>
        <draw:line draw:style-name="gr4" draw:text-style-name="P3" draw:layer="layout" svg:x1="15.097cm" svg:y1="23.606cm" svg:x2="13.319cm" svg:y2="24.622cm">
          <text:p/>
        </draw:line>
        <draw:custom-shape draw:style-name="gr3" draw:text-style-name="P2" draw:layer="layout" svg:width="2.032cm" svg:height="1.143cm" svg:x="18.653cm" svg:y="19.161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5.732cm" svg:y1="14.589cm" svg:x2="15.732cm" svg:y2="22.717cm">
          <text:p/>
        </draw:line>
        <draw:custom-shape draw:style-name="gr1" draw:text-style-name="P2" draw:layer="layout" svg:width="3.81cm" svg:height="1.651cm" svg:x="31.48cm" svg:y="16.748cm">
          <text:p text:style-name="P1">Order list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715cm" svg:height="1.143cm" svg:x="33.004cm" svg:y="20.558cm">
          <text:p text:style-name="P1">Food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4.445cm" svg:height="1.143cm" svg:x="32.242cm" svg:y="14.208cm">
          <text:p text:style-name="P1">Total 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4.445cm" svg:height="1.143cm" svg:x="25.892cm" svg:y="17.129cm">
          <text:p text:style-name="P1">Client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30.337cm" svg:y1="17.764cm" svg:x2="31.48cm" svg:y2="17.51cm">
          <text:p/>
        </draw:line>
        <draw:line draw:style-name="gr4" draw:text-style-name="P3" draw:layer="layout" svg:x1="30.338cm" svg:y1="17.764cm" svg:x2="31.481cm" svg:y2="17.51cm">
          <text:p/>
        </draw:line>
        <draw:line draw:style-name="gr4" draw:text-style-name="P3" draw:layer="layout" svg:x1="34.274cm" svg:y1="18.399cm" svg:x2="35.163cm" svg:y2="20.685cm">
          <text:p/>
        </draw:line>
        <draw:line draw:style-name="gr4" draw:text-style-name="P3" draw:layer="layout" svg:x1="33.258cm" svg:y1="15.351cm" svg:x2="33.258cm" svg:y2="16.748cm">
          <text:p/>
        </draw:line>
        <draw:line draw:style-name="gr4" draw:text-style-name="P3" draw:layer="layout" svg:x1="24.241cm" svg:y1="10.017cm" svg:x2="31.861cm" svg:y2="16.748cm">
          <text:p/>
        </draw:line>
        <draw:line draw:style-name="gr4" draw:text-style-name="P3" draw:layer="layout" svg:x1="12.557cm" svg:y1="26.4cm" svg:x2="29.321cm" svg:y2="26.4cm">
          <text:p/>
        </draw:line>
        <draw:line draw:style-name="gr4" draw:text-style-name="P3" draw:layer="layout" svg:x1="29.321cm" svg:y1="26.4cm" svg:x2="32.877cm" svg:y2="18.3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6T21:52:05.140466351</meta:creation-date>
    <meta:generator>LibreOffice/6.0.7.3$Linux_X86_64 LibreOffice_project/00m0$Build-3</meta:generator>
    <dc:date>2018-12-17T00:39:12.978447664</dc:date>
    <meta:editing-duration>PT1H55M15S</meta:editing-duration>
    <meta:editing-cycles>2</meta:editing-cycles>
    <meta:document-statistic meta:object-count="86"/>
  </office:meta>
</office:document-meta>
</file>